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71424" officeooo:paragraph-rsid="00171424"/>
    </style:style>
    <style:style style:name="P2" style:family="paragraph" style:parent-style-name="Standard">
      <style:text-properties officeooo:rsid="0017cc58" officeooo:paragraph-rsid="0017cc58"/>
    </style:style>
    <style:style style:name="P3" style:family="paragraph" style:parent-style-name="Standard">
      <style:text-properties officeooo:rsid="0017cc58" officeooo:paragraph-rsid="00191923"/>
    </style:style>
    <style:style style:name="P4" style:family="paragraph" style:parent-style-name="Standard">
      <style:paragraph-properties fo:text-align="start" style:justify-single-word="false"/>
      <style:text-properties officeooo:rsid="0017cc58" officeooo:paragraph-rsid="00191923"/>
    </style:style>
    <style:style style:name="P5" style:family="paragraph" style:parent-style-name="Standard">
      <style:paragraph-properties fo:text-align="start" style:justify-single-word="false"/>
      <style:text-properties officeooo:rsid="0017cc58" officeooo:paragraph-rsid="00196467"/>
    </style:style>
    <style:style style:name="P6" style:family="paragraph" style:parent-style-name="Standard">
      <style:paragraph-properties fo:text-align="start" style:justify-single-word="false"/>
      <style:text-properties officeooo:rsid="00191923" officeooo:paragraph-rsid="00191923"/>
    </style:style>
    <style:style style:name="P7" style:family="paragraph" style:parent-style-name="Standard">
      <style:paragraph-properties fo:text-align="start" style:justify-single-word="false"/>
      <style:text-properties officeooo:rsid="00196467" officeooo:paragraph-rsid="00196467"/>
    </style:style>
    <style:style style:name="P8" style:family="paragraph" style:parent-style-name="Standard">
      <style:paragraph-properties fo:text-align="start" style:justify-single-word="false"/>
      <style:text-properties fo:font-style="normal" officeooo:rsid="00196467" officeooo:paragraph-rsid="00196467" style:font-style-asian="normal" style:font-style-complex="normal"/>
    </style:style>
    <style:style style:name="P9" style:family="paragraph" style:parent-style-name="Standard">
      <style:paragraph-properties fo:text-align="justify" style:justify-single-word="false"/>
      <style:text-properties fo:font-style="normal" officeooo:rsid="001b15a6" officeooo:paragraph-rsid="001b15a6" style:font-style-asian="normal" style:font-style-complex="normal"/>
    </style:style>
    <style:style style:name="P10" style:family="paragraph" style:parent-style-name="Standard">
      <style:paragraph-properties fo:text-align="justify" style:justify-single-word="false"/>
      <style:text-properties fo:font-style="normal" officeooo:rsid="001dfb64" officeooo:paragraph-rsid="001dfb64" style:font-style-asian="normal" style:font-style-complex="normal"/>
    </style:style>
    <style:style style:name="P11" style:family="paragraph" style:parent-style-name="Standard">
      <style:paragraph-properties fo:text-align="justify" style:justify-single-word="false"/>
      <style:text-properties fo:font-style="normal" officeooo:rsid="001dfb64" officeooo:paragraph-rsid="001fb9f1" style:font-style-asian="normal" style:font-style-complex="normal"/>
    </style:style>
    <style:style style:name="P12" style:family="paragraph" style:parent-style-name="Standard">
      <style:paragraph-properties fo:text-align="justify" style:justify-single-word="false"/>
      <style:text-properties fo:font-style="normal" officeooo:rsid="001fb9f1" officeooo:paragraph-rsid="001fb9f1" style:font-style-asian="normal" style:font-style-complex="normal"/>
    </style:style>
    <style:style style:name="P13" style:family="paragraph" style:parent-style-name="Standard">
      <style:paragraph-properties fo:text-align="justify" style:justify-single-word="false"/>
      <style:text-properties fo:font-style="normal" officeooo:rsid="001fb9f1" officeooo:paragraph-rsid="00202dfa" style:font-style-asian="normal" style:font-style-complex="normal"/>
    </style:style>
    <style:style style:name="P14" style:family="paragraph" style:parent-style-name="Standard">
      <style:paragraph-properties fo:text-align="justify" style:justify-single-word="false"/>
      <style:text-properties fo:font-style="normal" officeooo:rsid="001fb9f1" officeooo:paragraph-rsid="0021a8e7"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191923" style:font-style-asian="italic" style:font-style-complex="italic"/>
    </style:style>
    <style:style style:name="T3" style:family="text">
      <style:text-properties fo:font-style="italic" officeooo:rsid="00196467" style:font-style-asian="italic" style:font-style-complex="italic"/>
    </style:style>
    <style:style style:name="T4" style:family="text">
      <style:text-properties fo:font-style="italic" officeooo:rsid="001b15a6" style:font-style-asian="italic" style:font-style-complex="italic"/>
    </style:style>
    <style:style style:name="T5" style:family="text">
      <style:text-properties fo:font-style="italic" officeooo:rsid="001dfb64" style:font-style-asian="italic" style:font-style-complex="italic"/>
    </style:style>
    <style:style style:name="T6" style:family="text">
      <style:text-properties fo:font-style="italic" officeooo:rsid="001fb9f1" style:font-style-asian="italic" style:font-style-complex="italic"/>
    </style:style>
    <style:style style:name="T7" style:family="text">
      <style:text-properties fo:font-style="italic" officeooo:rsid="00202dfa" style:font-style-asian="italic" style:font-style-complex="italic"/>
    </style:style>
    <style:style style:name="T8" style:family="text">
      <style:text-properties fo:font-style="italic" officeooo:rsid="0021a8e7"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91923" style:font-style-asian="normal" style:font-style-complex="normal"/>
    </style:style>
    <style:style style:name="T11" style:family="text">
      <style:text-properties fo:font-style="normal" officeooo:rsid="00196467" style:font-style-asian="normal" style:font-style-complex="normal"/>
    </style:style>
    <style:style style:name="T12" style:family="text">
      <style:text-properties fo:font-style="normal" officeooo:rsid="001dfb64" style:font-style-asian="normal" style:font-style-complex="normal"/>
    </style:style>
    <style:style style:name="T13" style:family="text">
      <style:text-properties officeooo:rsid="001b15a6"/>
    </style:style>
    <style:style style:name="T14" style:family="text">
      <style:text-properties officeooo:rsid="001dfb64"/>
    </style:style>
    <style:style style:name="T15" style:family="text">
      <style:text-properties officeooo:rsid="001fb9f1"/>
    </style:style>
    <style:style style:name="T16" style:family="text">
      <style:text-properties officeooo:rsid="00202dfa"/>
    </style:style>
    <style:style style:name="T17" style:family="text">
      <style:text-properties officeooo:rsid="0021a8e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sideraciones PROG07 Tarea. Aplicación banco.</text:p>
      <text:p text:style-name="P1"/>
      <text:p text:style-name="P2"><text:tab/>Clase <text:span text:style-name="T1">CuentaBancaria</text:span><text:span text:style-name="T9">, es la primera clase que crearemos y la que convertiremos en la superclase de los demás tipos de cuentas. Debido a que esta clase no va a instanciar ningún objeto la declararemos como clase abstracta.</text:span></text:p>
      <text:p text:style-name="P2"><text:span text:style-name="T9">A esta asignaremos todos los atributos que van a ser comunes a las subclases como serán el </text:span><text:span text:style-name="T1">IBAN, </text:span><text:span text:style-name="T9">todos las subclases tendrán también un </text:span><text:span text:style-name="T1">titular </text:span><text:span text:style-name="T9">y un </text:span><text:span text:style-name="T1">saldo.</text:span></text:p>
      <text:p text:style-name="P2"><text:span text:style-name="T9">Además en esta clase aprovecharemos para lanzar algunas excepciones en caso de que el </text:span><text:span text:style-name="T1">nombre</text:span><text:span text:style-name="T9"> y/o</text:span><text:span text:style-name="T1"> apellido</text:span><text:span text:style-name="T9"> del </text:span><text:span text:style-name="T1">titular</text:span><text:span text:style-name="T9"> contenga algún dígito numérico o en caso de que el </text:span><text:span text:style-name="T1">IBAN</text:span><text:span text:style-name="T9"> con el que queremos instanciar el nuevo objeto de clase ya exista. Finalmente añadiremos los Getter y Setter.</text:span></text:p>
      <text:p text:style-name="P2"><text:span text:style-name="T9"/></text:p>
      <text:p text:style-name="P2"><text:span text:style-name="T9">De la clase </text:span><text:span text:style-name="T1">CuentaBancaria </text:span><text:span text:style-name="T9">heredaran directamente dos clases; </text:span><text:span text:style-name="T1">CuentaAhorro </text:span><text:span text:style-name="T9">y </text:span><text:span text:style-name="T1">CuentaCorriente.</text:span></text:p>
      <text:p text:style-name="P2"><text:span text:style-name="T1"/></text:p>
      <text:p text:style-name="P2"><text:span text:style-name="T1"><text:tab/>CuentaAhorro.</text:span></text:p>
      <text:p text:style-name="P2"><text:span text:style-name="T1"><text:tab/></text:span><text:span text:style-name="T9">Para la declaración de la clase </text:span><text:span text:style-name="T1">CuentaAhorro </text:span><text:span text:style-name="T9">indicaremos que es una clase que hereda de </text:span><text:span text:style-name="T1">CuentaBancaria</text:span><text:span text:style-name="T9"> con la palabra reservada </text:span><text:span text:style-name="T1">extends</text:span><text:span text:style-name="T9"> y que a su vez </text:span><text:span text:style-name="T1">implements </text:span><text:span text:style-name="T9">(implementa) la interfaz </text:span><text:span text:style-name="T1">Imprimible</text:span><text:span text:style-name="T9">, mediante la cual devolveremos una cadena de texto con los datos del objeto de clase.</text:span></text:p>
      <text:p text:style-name="P2"><text:span text:style-name="T9"/></text:p>
      <text:p text:style-name="P2"><text:span text:style-name="T9">Tras la declaración de la clase, declaramos los atributos que tendrá esta clase a parte de los que herede de su superclase. En este caso, declararemos el </text:span><text:span text:style-name="T1">double tipoInteres.</text:span></text:p>
      <text:p text:style-name="P2"><text:span text:style-name="T9">A continuación creamos el constructor de clase llamando al constructor de la superclase mediante la palabra reservada </text:span><text:span text:style-name="T1">super</text:span><text:span text:style-name="T9"> para los atributos comunes.</text:span></text:p>
      <text:p text:style-name="P2"><text:span text:style-name="T9">A continuación, añadimos los getter y setter para el nuevo atributo </text:span><text:span text:style-name="T1">tipoInteres</text:span><text:span text:style-name="T9"> y el método sobreescrito de la interfaz.</text:span></text:p>
      <text:p text:style-name="P2"><text:span text:style-name="T9"/></text:p>
      <text:p text:style-name="P2"><text:span text:style-name="T9"><text:tab/></text:span><text:span text:style-name="T1">CuentaCorriente.</text:span></text:p>
      <text:p text:style-name="P2"><text:span text:style-name="T9"><text:tab/>Esta nueva clase, que hereda de </text:span><text:span text:style-name="T1">CuentaBancaria</text:span><text:span text:style-name="T9"> será también declarada como abstracta debido a que tampoco se instanciará ningún objeto de ella, si no que tendrá dos subclases nuevas.</text:span></text:p>
      <text:p text:style-name="P2"><text:span text:style-name="T9">Aprovechando la herencia de java creamos un nuevo constructor como en el caso anterior, pero esta vez, en vez del atributo</text:span><text:span text:style-name="T1"> tipoInteres</text:span><text:span text:style-name="T9"> necesitamos otro nuevo, que será común para sus subclases: el</text:span><text:span text:style-name="T1"> String[] listaEntidades</text:span><text:span text:style-name="T9">, un array que iniciaremos ya en la misma declaración con un valor total de 10.</text:span></text:p>
      <text:p text:style-name="P2"><text:span text:style-name="T9">Finalmente añadimos los getter y los setter para este nuevo atributo, ya que, los demás están previamente escritos en la supeclase.</text:span></text:p>
      <text:p text:style-name="P2"><text:span text:style-name="T9"/></text:p>
      <text:p text:style-name="P3"><text:span text:style-name="T9">De la</text:span><text:span text:style-name="T1"> CuentaCorriente</text:span><text:span text:style-name="T9"> heredan dos clases más, que tendrán la herencia acumulada de</text:span><text:span text:style-name="T1"> CuentaBancaria + CuentaCorriente; CuentaCorrientePersonal</text:span><text:span text:style-name="T9"> y</text:span><text:span text:style-name="T1"> CuentaCorrienteEmpresa.</text:span></text:p>
      <text:p text:style-name="P3"><text:span text:style-name="T1"/></text:p>
      <text:p text:style-name="P3"><text:span text:style-name="T1"><text:tab/></text:span><text:span text:style-name="T2">CuentaCorrientePersonal.</text:span></text:p>
      <text:p text:style-name="P3"><text:span text:style-name="T2"><text:tab/></text:span><text:span text:style-name="T10">Esta clase que se extiende desde</text:span><text:span text:style-name="T2"> CuentaCorriente</text:span><text:span text:style-name="T10"> y que implementa</text:span><text:span text:style-name="T2"> Imprimible</text:span><text:span text:style-name="T10"> difiere de la superclase en un nuevo atributo;</text:span><text:span text:style-name="T2"> comisionesMant</text:span><text:span text:style-name="T10">, de nuevo crearemos el constructor lanzando las excepciones que creamos oportunas, aprovechando la herencia y añadiendo el atributo que nos falta junto con su setter y getter.</text:span></text:p>
      <text:p text:style-name="P3"><text:span text:style-name="T10"/></text:p>
      <text:p text:style-name="P3"><text:span text:style-name="T10"><text:tab/></text:span><text:span text:style-name="T2">CuentaCorrienteEmpresa.</text:span></text:p>
      <text:p text:style-name="P4"><text:span text:style-name="T2"><text:tab/></text:span><text:span text:style-name="T10">Clase que también hereda de </text:span><text:span text:style-name="T2">CuentaCorriente</text:span><text:span text:style-name="T10"> y que implementa de nuevo </text:span><text:span text:style-name="T2">Imprimible</text:span><text:span text:style-name="T10">, en ella, tendremos que declarar tres nuevos atributos; </text:span><text:span text:style-name="T2">maxDescubierto, tipoInteres, comision,</text:span><text:span text:style-name="T10"> aprovechando de nuevo el constructor de la superclase (</text:span><text:span text:style-name="T2">CuentaCorriente)</text:span><text:span text:style-name="T10"> y añadiendo los atributos que falten con las excepciones que queramos, en este caso, todos los atributos particulares de esta clase lanzarán un </text:span><text:span text:style-name="T2">throw</text:span><text:span text:style-name="T10"> si el valor introducido por teclado es menor que 0.</text:span></text:p>
      <text:p text:style-name="P4"><text:soft-page-break/><text:span text:style-name="T10">De nuevo crearemos los Setter y Getter para cada uno de los atributos y sobrescribiremos el método de la interfaz.</text:span><text:span text:style-name="T2"><text:tab/></text:span><text:span text:style-name="T1"> </text:span></text:p>
      <text:p text:style-name="P4"><text:span text:style-name="T1"/></text:p>
      <text:p text:style-name="P4"><text:span text:style-name="T1"><text:tab/></text:span><text:span text:style-name="T2">Clase Persona.</text:span></text:p>
      <text:p text:style-name="P6"><text:span text:style-name="T9"><text:tab/>La clase </text:span><text:span text:style-name="T1">Persona </text:span><text:span text:style-name="T9">se crea para los objetos </text:span><text:span text:style-name="T1">titular</text:span><text:span text:style-name="T9">, de los cuales debemos guardar </text:span><text:span text:style-name="T1">nombre, apellido y DNI</text:span><text:span text:style-name="T9">. Esta clase no hereda de ninguna otra, es independiente.</text:span></text:p>
      <text:p text:style-name="P6"><text:span text:style-name="T9">Para la construcción de sus objetos creamos el constructor lanzando los </text:span><text:span text:style-name="T1">throws </text:span><text:span text:style-name="T9">pertinentes.</text:span></text:p>
      <text:p text:style-name="P6"><text:span text:style-name="T9"><text:tab/>Para </text:span><text:span text:style-name="T1">nombre</text:span><text:span text:style-name="T9">, creamos un método </text:span><text:span text:style-name="T1">comprobarNombre(String nombre)</text:span><text:span text:style-name="T9"> (aunque se podría hacer directamente en el condicional parece que así queda más visual) y no aseguramos de que todos los caracteres de nombre, <text:s/>elevados a mayúsculas son letras </text:span><text:span text:style-name="T11">o espacios </text:span><text:span text:style-name="T9">y que además la longitud de la cadena es menor de 20, </text:span><text:span text:style-name="T11">si en la condición, la respuesta es </text:span><text:span text:style-name="T3">false</text:span><text:span text:style-name="T11">, lanzará la excepción.</text:span></text:p>
      <text:p text:style-name="P6"><text:span text:style-name="T11"><text:tab/>Para</text:span><text:span text:style-name="T3"> apellido</text:span><text:span text:style-name="T11"> es exactamente lo mismo con la diferencia de que se admiten hasta 30 caracteres.</text:span></text:p>
      <text:p text:style-name="P6"><text:span text:style-name="T11"><text:tab/>Para </text:span><text:span text:style-name="T3">DNI</text:span><text:span text:style-name="T11"> se genera una expresión regular que nos indica que los 8 primeros dígitos tienen que ser números y que el último tiene que ser una letra.</text:span></text:p>
      <text:p text:style-name="P7"><text:span text:style-name="T9">Finalmente creamos los setter y getter pertenecientes a este constructor e implementamos la interfaz también aquí para en caso de necesitar la información del titular, recurrir a este método con sencillez.</text:span></text:p>
      <text:p text:style-name="P7"><text:span text:style-name="T9"/></text:p>
      <text:p text:style-name="P7"><text:span text:style-name="T9"/></text:p>
      <text:p text:style-name="P7"><text:span text:style-name="T9"><text:tab/></text:span><text:span text:style-name="T1">Clase Banco.</text:span></text:p>
      <text:p text:style-name="P8"><text:tab/>La clase <text:span text:style-name="T1">Banco</text:span> tendrá como objetivo ser el “gestor” de las cuentas dentro de su array por lo que antes de nada crearemos los atributos; un array de objetos de <text:span text:style-name="T1">CuentaBancaria</text:span> (es decir, de cualquier cuenta gracias al polimorfismo) y una <text:span text:style-name="T1">posicion</text:span> para poder trabajar con los diferentes index en la introdución de objetos… ambos, iniciados en el propio constructor.</text:p>
      <text:p text:style-name="P8"/>
      <text:p text:style-name="P8"><text:tab/>El primer método que encontramos el es método <text:span text:style-name="T1">informacionCuenta(String IBAN)</text:span> que recorriendo el array del objeto de <text:span text:style-name="T1">Banco</text:span> desde la posición 0 hasta la posición inmediatamente menor (index – 1) </text:p>
      <text:p text:style-name="P8">a la última <text:span text:style-name="T1">posicion</text:span> conocida y, si encuentra una cuenta cuyo IBAN sea igual al <text:span text:style-name="T1">IBAN</text:span> que pasamos como parámetro nos devolverá el método implementado de la interfaz de esa cuenta. En caso de que no encuentre ninguna cuenta que coincida nos devolverá <text:span text:style-name="T1">null.</text:span></text:p>
      <text:p text:style-name="P8"><text:span text:style-name="T9"/></text:p>
      <text:p text:style-name="P8"><text:tab/>El segundo método <text:span text:style-name="T4">traerCuenta(String IBAN) </text:span>nos devolverá el objeto a partir de un <text:span text:style-name="T1">IBAN</text:span> y funciona exactamente de la misma manera que el anterior.</text:p>
      <text:p text:style-name="P8"/>
      <text:p text:style-name="P8"><text:tab/>El tercer método <text:span text:style-name="T4">buscarCuenta(String IBAN)</text:span>, como pide el enunciado, nos devolverá un <text:span text:style-name="T1">boolean</text:span> a partir del parámetro introducido, también funcionan igual que los anteriores sólo que nos devuelve <text:span text:style-name="T1">true </text:span>o <text:span text:style-name="T1">false.</text:span></text:p>
      <text:p text:style-name="P8"><text:span text:style-name="T9"/></text:p>
      <text:p text:style-name="P8"><text:tab/><text:span text:style-name="T13">El método </text:span><text:span text:style-name="T4">abrirCuenta</text:span><text:span text:style-name="T13"> que recibe como parámetro un objeto de tipo </text:span><text:span text:style-name="T4">CuentaBancaria, </text:span><text:span text:style-name="T13">guarda en el array de datos, si cumple el condicional de que, tras consultar el</text:span><text:span text:style-name="T4"> IBAN </text:span><text:span text:style-name="T13">con el método </text:span><text:span text:style-name="T4">informacionCuenta</text:span><text:span text:style-name="T13"> nos devuelve un null o la </text:span><text:span text:style-name="T4">posicion </text:span><text:span text:style-name="T13">es menor de 100, es decir, si ese </text:span><text:span text:style-name="T4">IBAN</text:span><text:span text:style-name="T13"> no existe todavía en el array y la posición no ha superado el index máximo, el objeto pasado por parámetro se guardará en el array, y se le sumará un valor más a </text:span><text:span text:style-name="T4">posicion</text:span><text:span text:style-name="T13">. Devolviendo </text:span><text:span text:style-name="T4">true,</text:span><text:span text:style-name="T13"> si lo hace o </text:span><text:span text:style-name="T4">false </text:span><text:span text:style-name="T13">si no.</text:span></text:p>
      <text:p text:style-name="P8"/>
      <text:p text:style-name="P8"><text:tab/><text:span text:style-name="T13">El método </text:span><text:span text:style-name="T4">listarCuentas</text:span><text:span text:style-name="T13"> que no recibe nada como parámetro y nos devolverá un array con el mismo número de índices que el array de banco, indicado por </text:span><text:span text:style-name="T4">posicion</text:span><text:span text:style-name="T13">.</text:span></text:p>
      <text:p text:style-name="P9">Recorrerá todo el array mediante un bucle for y si tras la consulta al IBAN no obtiene un valor nulo, <text:s/>guarda la cadena de texto <text:span text:style-name="T14">declarada</text:span> en el índice correspondiente al mismo índice del objeto en el array de <text:span text:style-name="T1">Banco, </text:span>pero se guarda en el array <text:span text:style-name="T1">listar.</text:span></text:p>
      <text:p text:style-name="P9"><text:soft-page-break/><text:span text:style-name="T1"><text:tab/></text:span><text:span text:style-name="T14">Los siguientes dos métodos </text:span><text:span text:style-name="T5">ingresoCuenta </text:span><text:span text:style-name="T14">y </text:span><text:span text:style-name="T5">retiradaCuenta</text:span><text:span text:style-name="T14"> reciben los mismo parámetros y lo que hacen es encontrar la cuenta correspondiente al </text:span><text:span text:style-name="T5">IBAN</text:span><text:span text:style-name="T14"> que se da como parámetro y, si la cantidad es mayor de 0, utilizando el método de traer el objeto </text:span><text:span text:style-name="T5">traerCuenta</text:span><text:span text:style-name="T14"> a partir del </text:span><text:span text:style-name="T5">IBAN</text:span><text:span text:style-name="T14"> se utiliza el setter para sumar o restar la cantidad indicada al </text:span><text:span text:style-name="T5">saldo.</text:span></text:p>
      <text:p text:style-name="P9"><text:span text:style-name="T12"/></text:p>
      <text:p text:style-name="P10">A continuación tenemos los getter y setter para el <text:span text:style-name="T1">Banco.</text:span></text:p>
      <text:p text:style-name="P10"><text:span text:style-name="T9"/></text:p>
      <text:p text:style-name="P10"><text:span text:style-name="T9"/></text:p>
      <text:p text:style-name="P10">La clase <text:span text:style-name="T1">Principal</text:span> es donde iniciaremos el método <text:span text:style-name="T1">main</text:span> y en la que necesitaremos importar<text:span text:style-name="T1"> java.util.Arrays</text:span> y<text:span text:style-name="T1"> <text:s/>Scanner.</text:span></text:p>
      <text:p text:style-name="P10">Primero se inician los objetos de<text:span text:style-name="T1"> Banco</text:span> y<text:span text:style-name="T1"> Persona,</text:span> junto con<text:span text:style-name="T1"> Scanner</text:span>, a continuación declaramos todas las variables que vamos a utilizar como contenedores.</text:p>
      <text:p text:style-name="P10">Y a continuación empezamos el programa:</text:p>
      <text:p text:style-name="P11"><text:span text:style-name="T1"><text:tab/></text:span>En primer lugar escribimos por pantalla el menú, dentro de un bucle<text:span text:style-name="T1"> do while</text:span> y capturando todo con<text:span text:style-name="T1"> try catch</text:span> , en este menú, a partir de un<text:span text:style-name="T1"> switch</text:span> escogeremos una entre las 7 opciones.</text:p>
      <text:p text:style-name="P11"><text:span text:style-name="T15">El primer caso del</text:span><text:span text:style-name="T6"> switch</text:span><text:span text:style-name="T15"> es para abrir una nueva cuenta, dentro encontraremos otro</text:span><text:span text:style-name="T6"> switch</text:span><text:span text:style-name="T15"> en función de si es una cuenta de ahorro, o una cuenta corriente.</text:span></text:p>
      <text:p text:style-name="P11"><text:span text:style-name="T15">Para la creación de los objetos iremos guiando a los usuarios a través de impresiones por pantalla y a medida de introducir los datos por teclado guardándolos en contenedores a la vez que comprobamos si ciertos datos ya existen con anterioridad como por ejemplo el</text:span><text:span text:style-name="T6"> IBAN</text:span><text:span text:style-name="T15">, una vez tenemos todos los datos necesarios guardados en las variables estáticas de esta clase principal creamos la nueva instancia de objeto pasando cada uno de los datos por el constructor de la clase que queramos, en caso de ser una cuenta, no nos podemos olvidar de que tenemos que utilizar el método</text:span><text:span text:style-name="T6"> abrirCuenta()</text:span><text:span text:style-name="T15"> que recibe como parámetro el objeto y que lo guarda en la base de datos del</text:span><text:span text:style-name="T6"> Banco.</text:span><text:span text:style-name="T1"> </text:span></text:p>
      <text:p text:style-name="P12">Dentro de cada <text:span text:style-name="T1">switch</text:span> además es importante valorar todas las entradas, por lo que siempre creamos un clausula <text:span text:style-name="T1">default</text:span> que nos permita manejar estas situaciones.</text:p>
      <text:p text:style-name="P12"/>
      <text:p text:style-name="P12"><text:tab/>Para la opción 2 (ver el listado de cuentas disponibles) llamamos al método de <text:span text:style-name="T1">Banco</text:span> mediante el cual recibimos un <text:span text:style-name="T1">String[]</text:span> que manejaremos con la herramienta Arrays de java para poder imprimirlo por pantalla, además si la longitud del array es 0, nos indicará que no existe ninguna cuenta, sin olvidarnos de capturar cualquier posible rotura con el <text:span text:style-name="T1">try catch</text:span> pertinente.</text:p>
      <text:p text:style-name="P12"/>
      <text:p text:style-name="P13"><text:tab/>En la opción 3, mediante la que debemos obtener los datos de una cuenta concreta <text:span text:style-name="T16">analizamos la entrada de datos mediante un REGEX y comprobando si esa cuenta ya existe con el método </text:span><text:span text:style-name="T7">buscarCuenta()</text:span><text:span text:style-name="T16"> de la clase </text:span><text:span text:style-name="T7">Banco </text:span><text:span text:style-name="T16">que recibe como parámetro el </text:span><text:span text:style-name="T7">IBAN</text:span><text:span text:style-name="T16">, en caso de que el </text:span><text:span text:style-name="T7">IBAN</text:span><text:span text:style-name="T16"> esté bien escrito y la cuenta exista, se imprimirá por pantalla la devolución del método </text:span><text:span text:style-name="T7">informacionCuenta()</text:span><text:span text:style-name="T16"> pasando el IBAN como parámetro que utiliza a su vez el método de la interfaz </text:span><text:span text:style-name="T7">Imprimible</text:span><text:span text:style-name="T16">.</text:span></text:p>
      <text:p text:style-name="P13"/>
      <text:p text:style-name="P13"><text:tab/><text:span text:style-name="T16">Las opciones 4 y 5 son las correspondientes al ingreso o retirada y donde utilizaremos los métodos correspondientes de </text:span><text:span text:style-name="T7">Banco</text:span><text:span text:style-name="T16"> pidiendo por teclado los parámetros a ingresar, </text:span><text:span text:style-name="T7">IBAN </text:span><text:span text:style-name="T16">y </text:span><text:span text:style-name="T7">saldo. </text:span><text:span text:style-name="T16">Comprobando previamente si la cuenta existe.</text:span></text:p>
      <text:p text:style-name="P13"/>
      <text:p text:style-name="P14"><text:tab/><text:span text:style-name="T17">El el </text:span><text:span text:style-name="T8">case </text:span><text:span text:style-name="T17">6 <text:s/>mediante el que consultaremos el saldo de la cuenta comprobaremos también si el </text:span><text:span text:style-name="T8">IBAN </text:span><text:span text:style-name="T17">introducido corresponde a alguna cuenta existente y, de ser así imprimiremos por pantalla el saldo perteneciente al objeto del array de </text:span><text:span text:style-name="T8">Banco</text:span><text:span text:style-name="T17"> con ese</text:span><text:span text:style-name="T8"> IBAN</text:span><text:span text:style-name="T17">.</text:span></text:p>
      <text:p text:style-name="P14"><text:span text:style-name="T8"/></text:p>
      <text:p text:style-name="P14"><text:span text:style-name="T17">Todo esto cubierto con</text:span><text:span text:style-name="T8"> try catch</text:span><text:span text:style-name="T17"> y comprobaciones que a parte de capturar los</text:span><text:span text:style-name="T8"> throw</text:span><text:span text:style-name="T17"> de los constructores lanzan sus propios mensajes para asegurar el flujo del programa. </text:span></text:p>
      <text:p text:style-name="P9"><text:span text:style-name="T1"><text:tab/></text:span></text:p>
      <text:p text:style-name="P5"><text:span text:style-name="T9"/></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15T09:57:15.603000000</meta:creation-date>
    <dc:date>2021-02-15T12:03:02.165000000</dc:date>
    <meta:editing-duration>PT5M52S</meta:editing-duration>
    <meta:editing-cycles>1</meta:editing-cycles>
    <meta:document-statistic meta:table-count="0" meta:image-count="0" meta:object-count="0" meta:page-count="3" meta:paragraph-count="51" meta:word-count="1607" meta:character-count="9821" meta:non-whitespace-character-count="8226"/>
    <meta:generator>LibreOffice/7.0.4.2$Windows_X86_64 LibreOffice_project/dcf040e67528d9187c66b2379df5ea4407429775</meta:generator>
  </office:meta>
</office:document-meta>
</file>